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5.596cm"/>
    </style:style>
    <style:style style:name="gr3" style:family="graphic" style:parent-style-name="standard">
      <style:graphic-properties draw:textarea-horizontal-align="justify" draw:textarea-vertical-align="middle" draw:auto-grow-height="false" fo:min-height="2.036cm" fo:min-width="5.59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4.08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4.062cm"/>
    </style:style>
    <style:style style:name="gr6" style:family="graphic" style:parent-style-name="standard">
      <style:graphic-properties svg:stroke-color="#666666" draw:fill-color="#999999" draw:textarea-horizontal-align="justify" draw:textarea-vertical-align="middle" draw:auto-grow-height="false" fo:min-height="2.036cm" fo:min-width="5.59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gr8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13" style:family="graphic" style:parent-style-name="standard">
      <style:graphic-properties draw:stroke="none" draw:fill="none" fo:min-height="1.187cm"/>
    </style:style>
    <style:style style:name="gr1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4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97cm" fo:min-width="10.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41cm" fo:min-width="13.455cm"/>
    </style:style>
    <style:style style:name="gr18" style:family="graphic" style:parent-style-name="standard">
      <style:graphic-properties draw:textarea-horizontal-align="justify" draw:textarea-vertical-align="middle" draw:auto-grow-height="false" fo:min-height="1.02cm" fo:min-width="4.326cm"/>
    </style:style>
    <style:style style:name="gr19" style:family="graphic" style:parent-style-name="standard">
      <style:graphic-properties draw:textarea-horizontal-align="justify" draw:textarea-vertical-align="middle" draw:auto-grow-height="false" fo:min-height="0.648cm" fo:min-width="1.296cm"/>
    </style:style>
    <style:style style:name="gr20" style:family="graphic" style:parent-style-name="standard">
      <style:graphic-properties draw:textarea-horizontal-align="justify" draw:textarea-vertical-align="middle" draw:auto-grow-height="false" fo:min-height="0.512cm" fo:min-width="1.278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217cm" fo:min-width="9.026cm"/>
    </style:style>
    <style:style style:name="pr1" style:family="presentation" style:parent-style-name="Default-title">
      <style:graphic-properties fo:min-height="9.8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text-properties fo:color="#800000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color="#800000" fo:font-size="66pt" fo:font-style="normal" fo:font-weight="bold" style:font-size-asian="66pt" style:font-style-asian="normal" style:font-weight-asian="bold" style:font-size-complex="66pt" style:font-style-complex="normal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800000" fo:font-size="20pt" style:font-size-asian="20pt" style:font-size-complex="20pt"/>
    </style:style>
    <style:style style:name="T5" style:family="text">
      <style:text-properties fo:color="#800000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color="#666666" fo:font-size="24pt" style:font-size-asian="24pt" style:font-size-complex="24pt"/>
    </style:style>
    <style:style style:name="T10" style:family="text">
      <style:text-properties fo:color="#0000ff" fo:font-size="24pt" style:font-size-asian="24pt" style:font-size-complex="24pt"/>
    </style:style>
    <style:style style:name="T11" style:family="text">
      <style:text-properties fo:color="#800000" fo:font-size="24pt" style:font-size-asian="24pt" style:font-size-complex="24pt"/>
    </style:style>
    <style:style style:name="T12" style:family="text">
      <style:text-properties fo:color="#000000" fo:font-size="24pt" style:font-size-asian="24pt" style:font-size-complex="24pt"/>
    </style:style>
    <style:style style:name="T13" style:family="text">
      <style:text-properties fo:color="#800000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800000" fo:font-style="italic" style:font-style-asian="italic" style:font-style-complex="italic"/>
    </style:style>
    <style:style style:name="T16" style:family="text">
      <style:text-properties fo:color="#3333ff" fo:font-size="24pt" style:font-size-asian="24pt" style:font-size-complex="24pt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2.151cm" svg:height="9.879cm" svg:x="2.741cm" svg:y="4.295cm" presentation:class="title" presentation:user-transformed="true">
          <draw:text-box>
            <text:p text:style-name="P1"><text:span text:style-name="T1">SimpleMQ</text:span><text:line-break/><text:span text:style-name="T2"><text:line-break/></text:span><text:span text:style-name="T3">a simple message passing/queuing system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4">Advanced Systems Lab,</text:span><text:span text:style-name="T3"> </text:span><text:span text:style-name="T4">Marcel Mohler, ETH Zuric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5">Multi tier system</text:span></text:p>
          </draw:text-box>
        </draw:frame>
        <draw:custom-shape draw:style-name="gr2" draw:text-style-name="P4" draw:layer="layout" svg:width="6.096cm" svg:height="1.016cm" svg:x="1.524cm" svg:y="10.668cm">
          <text:p text:style-name="P4">Client 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096cm" svg:height="2.286cm" svg:x="11.046cm" svg:y="10.6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096cm" svg:height="2.286cm" svg:x="20.627cm" svg:y="12.19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583cm" svg:height="1.436cm" svg:x="11.554cm" svg:y="11.027cm">
          <draw:text-box>
            <text:p><text:span text:style-name="T6">Middleware</text:span></text:p>
            <text:p><text:span text:style-name="T7"><text:s text:c="7"/></text:span><text:span text:style-name="T7">Server #1</text:span></text:p>
          </draw:text-box>
        </draw:frame>
        <draw:frame draw:style-name="gr5" draw:text-style-name="P5" draw:layer="layout" svg:width="4.562cm" svg:height="1.436cm" svg:x="21.346cm" svg:y="12.7cm">
          <draw:text-box>
            <text:p><text:span text:style-name="T6">PostgreSQL</text:span></text:p>
            <text:p><text:span text:style-name="T7"><text:s text:c="7"/></text:span><text:span text:style-name="T7">Database</text:span></text:p>
          </draw:text-box>
        </draw:frame>
        <draw:custom-shape draw:style-name="gr6" draw:text-style-name="P6" draw:layer="layout" svg:width="6.096cm" svg:height="2.286cm" svg:x="6.22cm" svg:y="5.58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788cm" svg:height="0.962cm" svg:x="7.236cm" svg:y="6.096cm">
          <draw:text-box>
            <text:p><text:span text:style-name="T7"><text:s text:c="7"/></text:span><text:span text:style-name="T7">API</text:span></text:p>
          </draw:text-box>
        </draw:frame>
        <draw:line draw:style-name="gr8" draw:text-style-name="P7" draw:layer="layout" svg:x1="7.236cm" svg:y1="7.874cm" svg:x2="4.442cm" svg:y2="10.668cm">
          <text:p/>
        </draw:line>
        <draw:line draw:style-name="gr9" draw:text-style-name="P7" draw:layer="layout" svg:x1="11.046cm" svg:y1="7.874cm" svg:x2="14.094cm" svg:y2="10.668cm">
          <text:p/>
        </draw:line>
        <draw:frame draw:style-name="gr10" draw:text-style-name="P8" draw:layer="layout" svg:width="7.278cm" svg:height="1.673cm" svg:x="12.824cm" svg:y="5.842cm">
          <draw:text-box>
            <text:list text:style-name="L1">
              <text:list-item>
                <text:p>defines common API</text:p>
              </text:list-item>
              <text:list-item>
                <text:p>Java Interfaces</text:p>
              </text:list-item>
            </text:list>
          </draw:text-box>
        </draw:frame>
        <draw:frame draw:style-name="gr11" draw:text-style-name="P8" draw:layer="layout" svg:width="9.274cm" svg:height="3.806cm" svg:x="1.394cm" svg:y="17.194cm">
          <draw:text-box>
            <text:list text:style-name="L1">
              <text:list-item>
                <text:p>&gt; 100 clients</text:p>
              </text:list-item>
              <text:list-item>
                <text:p>create/delete/query queues</text:p>
              </text:list-item>
              <text:list-item>
                <text:p>send/receive messages</text:p>
              </text:list-item>
            </text:list>
          </draw:text-box>
        </draw:frame>
        <draw:frame draw:style-name="gr12" draw:text-style-name="P8" draw:layer="layout" svg:width="7.278cm" svg:height="1.524cm" svg:x="11.01cm" svg:y="17.272cm">
          <draw:text-box>
            <text:list text:style-name="L1">
              <text:list-item>
                <text:p>at least 2 server</text:p>
              </text:list-item>
            </text:list>
          </draw:text-box>
        </draw:frame>
        <draw:frame draw:style-name="gr10" draw:text-style-name="P8" draw:layer="layout" svg:width="7.278cm" svg:height="1.673cm" svg:x="20.574cm" svg:y="17.123cm">
          <draw:text-box>
            <text:list text:style-name="L1">
              <text:list-item>
                <text:p>single database</text:p>
              </text:list-item>
              <text:list-item>
                <text:p>plain PostgreSQL</text:p>
              </text:list-item>
            </text:list>
          </draw:text-box>
        </draw:frame>
        <draw:custom-shape draw:style-name="gr3" draw:text-style-name="P4" draw:layer="layout" svg:width="6.096cm" svg:height="2.286cm" svg:x="11.046cm" svg:y="13.208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4.973cm" svg:height="1.437cm" svg:x="11.537cm" svg:y="13.549cm">
          <draw:text-box>
            <text:p><text:span text:style-name="T6">Middleware</text:span></text:p>
            <text:p><text:span text:style-name="T7"><text:s text:c="7"/></text:span><text:span text:style-name="T7">Server #2</text:span></text:p>
          </draw:text-box>
        </draw:frame>
        <draw:custom-shape draw:style-name="gr2" draw:text-style-name="P4" draw:layer="layout" svg:width="6.096cm" svg:height="1.016cm" svg:x="1.524cm" svg:y="11.938cm">
          <text:p text:style-name="P4">Client 2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096cm" svg:height="1.016cm" svg:x="1.524cm" svg:y="13.208cm">
          <text:p text:style-name="P4">Client 3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096cm" svg:height="1.016cm" svg:x="1.524cm" svg:y="14.478cm">
          <text:p text:style-name="P4">Client 4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7.62cm" svg:y1="11.176cm" svg:x2="11.046cm" svg:y2="11.176cm">
          <text:p/>
        </draw:line>
        <draw:line draw:style-name="gr14" draw:text-style-name="P4" draw:layer="layout" svg:x1="7.62cm" svg:y1="12.446cm" svg:x2="11.046cm" svg:y2="12.446cm">
          <text:p/>
        </draw:line>
        <draw:line draw:style-name="gr14" draw:text-style-name="P4" draw:layer="layout" svg:x1="7.62cm" svg:y1="13.716cm" svg:x2="11.046cm" svg:y2="13.716cm">
          <text:p/>
        </draw:line>
        <draw:line draw:style-name="gr14" draw:text-style-name="P4" draw:layer="layout" svg:x1="7.62cm" svg:y1="14.986cm" svg:x2="11.046cm" svg:y2="14.986cm">
          <text:p/>
        </draw:line>
        <draw:line draw:style-name="gr14" draw:text-style-name="P4" draw:layer="layout" svg:x1="17.142cm" svg:y1="11.938cm" svg:x2="20.627cm" svg:y2="12.954cm">
          <text:p/>
        </draw:line>
        <draw:line draw:style-name="gr14" draw:text-style-name="P4" draw:layer="layout" svg:x1="17.142cm" svg:y1="14.478cm" svg:x2="20.627cm" svg:y2="13.943cm">
          <text:p/>
        </draw:line>
        <draw:frame draw:style-name="gr15" draw:text-style-name="P10" draw:layer="layout" svg:width="0.68cm" svg:height="2.892cm" svg:x="4.146cm" svg:y="15.396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frame draw:style-name="gr15" draw:text-style-name="P10" draw:layer="layout" svg:width="0.68cm" svg:height="2.892cm" svg:x="13.544cm" svg:y="15.494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5">Client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rted with unique ID and middleware IP</text:p>
              </text:list-item>
              <text:list-item>
                <text:p>send request, wait for ACK, then proceed (closed loop system)</text:p>
              </text:list-item>
              <text:list-item>
                <text:p>evenly distribute clients on middleware server</text:p>
              </text:list-item>
            </text:list>
          </draw:text-box>
        </draw:frame>
        <draw:frame draw:style-name="gr16" draw:text-style-name="P11" draw:layer="layout" svg:width="11.17cm" svg:height="8.747cm" svg:x="7.372cm" svg:y="11.176cm">
          <draw:text-box>
            <text:p><text:span text:style-name="T9">// single client main loop</text:span></text:p>
            <text:p><text:span text:style-name="T10">while</text:span><text:span text:style-name="T2">(true) {</text:span></text:p>
            <text:p><text:span text:style-name="T2"><text:s text:c="2"/></text:span><text:span text:style-name="T2">with same probability {</text:span></text:p>
            <text:p><text:span text:style-name="T2"><text:s/></text:span><text:span text:style-name="T2"><text:tab/></text:span><text:span text:style-name="T11">queryAllQueues</text:span><text:span text:style-name="T2">();</text:span></text:p>
            <text:p><text:span text:style-name="T11"><text:tab/></text:span><text:span text:style-name="T11">queryQueue</text:span><text:span text:style-name="T2">();</text:span></text:p>
            <text:p><text:span text:style-name="T11"><text:tab/></text:span><text:span text:style-name="T11">sendSpecificMessage</text:span><text:span text:style-name="T12">()</text:span><text:span text:style-name="T11">;</text:span></text:p>
            <text:p><text:span text:style-name="T11"><text:tab/></text:span><text:span text:style-name="T11">sendAllMessage</text:span><text:span text:style-name="T12">()</text:span><text:span text:style-name="T2">;</text:span></text:p>
            <text:p><text:span text:style-name="T2"><text:s text:c="2"/></text:span><text:span text:style-name="T2">}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Middleware Server – Initializer</text:span></text:p>
          </draw:text-box>
        </draw:frame>
        <draw:frame presentation:style-name="pr4" draw:layer="layout" svg:width="25.778cm" svg:height="12.267cm" svg:x="1.4cm" svg:y="5.08cm" presentation:class="outline" presentation:user-transformed="true">
          <draw:text-box>
            <text:list text:style-name="L2">
              <text:list-item>
                <text:p>single thread listening on preconfigured port</text:p>
              </text:list-item>
              <text:list-item>
                <text:p>at first connection attempt from client</text:p>
                <text:p>→ create <text:span text:style-name="T13">Connection</text:span> with unique port (per client)</text:p>
                <text:p>→ store in ConnectionList</text:p>
                <text:p/>
              </text:list-item>
              <text:list-item>
                <text:p>ConnectionList contains Connection and busy-flag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Middleware Server – Distributor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ngle thread that iterates over ConnectionList</text:p>
              </text:list-item>
              <text:list-item>
                <text:p>checks each <text:span text:style-name="T13">Connection:</text:span> if not busy and message awaiting</text:p>
                <text:p>→ assign Worker from fixed size pool <text:s text:c="14"/><text:tab/>(depending on machine cores) and hand <text:tab/><text:tab/>over <text:span text:style-name="T13">Connection</text:span></text:p>
              </text:list-item>
              <text:list-item>
                <text:p>in case no <text:span text:style-name="T13">Worker</text:span> available </text:p>
                <text:p>→ block until available <text:s text:c="2"/>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5">Middleware Server - Worker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andles actual client request</text:p>
              </text:list-item>
              <text:list-item>
                <text:p>allow multiple runs to prevent <text:span text:style-name="T14">switching</text:span> overhead <text:span text:style-name="T15">but</text:span>: counter to prevent starvation </text:p>
              </text:list-item>
            </text:list>
          </draw:text-box>
        </draw:frame>
        <draw:frame draw:style-name="gr17" draw:text-style-name="P11" draw:layer="layout" svg:width="13.955cm" svg:height="9.691cm" svg:x="5.857cm" svg:y="10.121cm">
          <draw:text-box>
            <text:p><text:span text:style-name="T9"><text:s text:c="2"/></text:span><text:span text:style-name="T9">// Single worker thread</text:span></text:p>
            <text:p><text:span text:style-name="T9"><text:s text:c="2"/></text:span><text:span text:style-name="T12">{</text:span></text:p>
            <text:p><text:span text:style-name="T9"><text:s text:c="2"/></text:span><text:span text:style-name="T9"><text:tab/></text:span><text:span text:style-name="T11">acknowledgeClientConnection</text:span><text:span text:style-name="T9">();</text:span></text:p>
            <text:p><text:span text:style-name="T2"><text:s text:c="2"/></text:span><text:span text:style-name="T2"><text:tab/></text:span><text:span text:style-name="T11">receiveRequest</text:span><text:span text:style-name="T2">();</text:span></text:p>
            <text:p><text:span text:style-name="T2"><text:s text:c="2"/></text:span><text:span text:style-name="T2"><text:tab/></text:span><text:span text:style-name="T11">readDB</text:span><text:span text:style-name="T2">() || </text:span><text:span text:style-name="T11">updateDB</text:span><text:span text:style-name="T2">();</text:span></text:p>
            <text:p><text:span text:style-name="T2"><text:s text:c="2"/></text:span><text:span text:style-name="T2"><text:tab/></text:span><text:span text:style-name="T11">acknowledgeClientCompletion</text:span><text:span text:style-name="T2">();</text:span></text:p>
            <text:p><text:span text:style-name="T2"><text:s text:c="5"/></text:span><text:span text:style-name="T16">while</text:span><text:span text:style-name="T12">(counter &lt; 5) {</text:span></text:p>
            <text:p><text:span text:style-name="T12"><text:tab/></text:span><text:span text:style-name="T12"> <text:s/></text:span><text:span text:style-name="T11">checkForFurtherRequests</text:span><text:span text:style-name="T12">();</text:span></text:p>
            <text:p><text:span text:style-name="T12"><text:tab/></text:span><text:span text:style-name="T12">}</text:span></text:p>
            <text:p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5">Database</text:span></text:p>
          </draw:text-box>
        </draw:frame>
        <draw:custom-shape draw:style-name="gr18" draw:text-style-name="P4" draw:layer="layout" svg:width="4.826cm" svg:height="1.27cm" svg:x="4.822cm" svg:y="6.883cm">
          <text:p text:style-name="P4">Message Queue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4.826cm" svg:height="1.27cm" svg:x="15.998cm" svg:y="6.883cm">
          <text:p text:style-name="P4">Message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4.826cm" svg:height="1.27cm" svg:x="13.712cm" svg:y="13.233cm">
          <text:p text:style-name="P4">Client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54cm" svg:height="1.27cm" svg:x="1.774cm" svg:y="6.883cm">
          <text:p text:style-name="P4"><text:span text:style-name="T17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3.556cm" svg:height="1.524cm" svg:x="10.918cm" svg:y="6.883cm">
          <text:p text:style-name="P4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2.54cm" svg:height="1.27cm" svg:x="12.954cm" svg:y="8.661cm">
          <text:p text:style-name="P4"><text:span text:style-name="T17">msg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2.54cm" svg:height="1.27cm" svg:x="12.954cm" svg:y="10.185cm">
          <text:p text:style-name="P4"><text:span text:style-name="T18">queue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2.54cm" svg:height="1.27cm" svg:x="14.986cm" svg:y="14.757cm">
          <text:p text:style-name="P4"><text:span text:style-name="T17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2.54cm" svg:height="1.27cm" svg:x="21.586cm" svg:y="4.343cm">
          <text:p text:style-name="P4"><text:span text:style-name="T17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7" draw:layer="layout" svg:x1="21.586cm" svg:y1="5.105cm" svg:x2="21.332cm" svg:y2="5.105cm">
          <text:p/>
        </draw:line>
        <draw:custom-shape draw:style-name="gr19" draw:text-style-name="P4" draw:layer="layout" svg:width="2.54cm" svg:height="1.27cm" svg:x="21.587cm" svg:y="5.614cm">
          <text:p text:style-name="P4"><text:span text:style-name="T19">sender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7" draw:layer="layout" svg:x1="21.587cm" svg:y1="6.376cm" svg:x2="21.333cm" svg:y2="6.376cm">
          <text:p/>
        </draw:line>
        <draw:custom-shape draw:style-name="gr19" draw:text-style-name="P4" draw:layer="layout" svg:width="2.54cm" svg:height="1.27cm" svg:x="21.588cm" svg:y="6.883cm">
          <text:p text:style-name="P4"><text:span text:style-name="T19">receiver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7" draw:layer="layout" svg:x1="21.588cm" svg:y1="7.645cm" svg:x2="21.334cm" svg:y2="7.645cm">
          <text:p/>
        </draw:line>
        <draw:custom-shape draw:style-name="gr19" draw:text-style-name="P4" draw:layer="layout" svg:width="2.54cm" svg:height="1.27cm" svg:x="21.589cm" svg:y="8.154cm">
          <text:p text:style-name="P4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7" draw:layer="layout" svg:x1="21.589cm" svg:y1="8.916cm" svg:x2="21.335cm" svg:y2="8.916cm">
          <text:p/>
        </draw:line>
        <draw:custom-shape draw:style-name="gr19" draw:text-style-name="P4" draw:layer="layout" svg:width="2.54cm" svg:height="1.27cm" svg:x="21.59cm" svg:y="9.423cm">
          <text:p text:style-name="P4"><text:span text:style-name="T19">timesta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7" draw:layer="layout" svg:x1="21.59cm" svg:y1="10.185cm" svg:x2="21.336cm" svg:y2="10.185cm">
          <text:p/>
        </draw:line>
        <draw:custom-shape draw:style-name="gr19" draw:text-style-name="P4" draw:layer="layout" svg:width="2.54cm" svg:height="1.27cm" svg:x="21.589cm" svg:y="8.155cm">
          <text:p text:style-name="P4"><text:span text:style-name="T19">queue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2.54cm" svg:height="1.27cm" svg:x="21.586cm" svg:y="10.694cm">
          <text:p text:style-name="P4"><text:span text:style-name="T19">mes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7" draw:layer="layout" svg:x1="21.586cm" svg:y1="11.456cm" svg:x2="21.332cm" svg:y2="11.456cm">
          <text:p/>
        </draw:line>
        <draw:line draw:style-name="gr21" draw:text-style-name="P7" draw:layer="layout" svg:x1="21.332cm" svg:y1="5.105cm" svg:x2="21.332cm" svg:y2="11.456cm">
          <text:p/>
        </draw:line>
        <draw:line draw:style-name="gr21" draw:text-style-name="P7" draw:layer="layout" svg:x1="21.332cm" svg:y1="7.645cm" svg:x2="20.824cm" svg:y2="7.645cm">
          <text:p/>
        </draw:line>
        <draw:line draw:style-name="gr21" draw:text-style-name="P7" draw:layer="layout" svg:x1="15.998cm" svg:y1="13.233cm" svg:x2="18.284cm" svg:y2="8.153cm">
          <text:p/>
        </draw:line>
        <draw:line draw:style-name="gr21" draw:text-style-name="P7" draw:layer="layout" svg:x1="9.648cm" svg:y1="7.645cm" svg:x2="10.918cm" svg:y2="7.645cm">
          <text:p/>
        </draw:line>
        <draw:line draw:style-name="gr21" draw:text-style-name="P7" draw:layer="layout" svg:x1="14.474cm" svg:y1="7.645cm" svg:x2="15.998cm" svg:y2="7.645cm">
          <text:p/>
        </draw:line>
        <draw:line draw:style-name="gr21" draw:text-style-name="P7" draw:layer="layout" svg:x1="12.696cm" svg:y1="8.407cm" svg:x2="12.7cm" svg:y2="10.822cm">
          <text:p/>
        </draw:line>
        <draw:line draw:style-name="gr21" draw:text-style-name="P7" draw:layer="layout" svg:x1="4.822cm" svg:y1="7.645cm" svg:x2="4.314cm" svg:y2="7.645cm">
          <text:p/>
        </draw:line>
        <draw:frame draw:style-name="gr22" draw:text-style-name="P8" draw:layer="layout" svg:width="17.163cm" svg:height="14.411cm" svg:x="1.778cm" svg:y="4.343cm">
          <draw:text-box>
            <text:list text:style-name="L1">
              <text:list-item>
                <text:p><text:span text:style-name="T2">DB Schema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</text:list-item>
              <text:list-item>
                <text:p><text:span text:style-name="T2">contains table to allow more parallelism (?)</text:span></text:p>
              </text:list-item>
              <text:list-item>
                <text:p><text:span text:style-name="T2">use stored procedures</text:span></text:p>
              </text:list-item>
            </text:list>
          </draw:text-box>
        </draw:frame>
        <draw:line draw:style-name="gr21" draw:text-style-name="P7" draw:layer="layout" svg:x1="14.732cm" svg:y1="15.494cm" svg:x2="14.732cm" svg:y2="14.503cm">
          <text:p/>
        </draw:line>
        <draw:line draw:style-name="gr21" draw:text-style-name="P7" draw:layer="layout" svg:x1="12.954cm" svg:y1="9.398cm" svg:x2="12.7cm" svg:y2="9.398cm">
          <text:p/>
        </draw:line>
        <draw:line draw:style-name="gr21" draw:text-style-name="P7" draw:layer="layout" svg:x1="12.954cm" svg:y1="10.822cm" svg:x2="12.7cm" svg:y2="10.822cm">
          <text:p/>
        </draw:line>
        <draw:line draw:style-name="gr21" draw:text-style-name="P7" draw:layer="layout" svg:x1="14.986cm" svg:y1="15.494cm" svg:x2="14.732cm" svg:y2="15.494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30T08:13:30.397743096</meta:creation-date>
    <dc:date>2015-10-01T15:08:16.918155067</dc:date>
    <meta:editing-duration>PT5H12M43S</meta:editing-duration>
    <meta:editing-cycles>19</meta:editing-cycles>
    <meta:generator>LibreOffice/5.0.1.2.0$Linux_X86_64 LibreOffice_project/00m0$Build-2</meta:generator>
    <meta:document-statistic meta:object-count="107"/>
  </office:meta>
</office:document-meta>
</file>